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3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4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5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9" style:family="paragraph" style:parent-style-name="Standard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0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41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42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3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4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5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6" style:family="paragraph" style:parent-style-name="Standard">
      <style:paragraph-properties fo:margin-left="0cm" fo:margin-right="0cm" fo:margin-top="0cm" fo:margin-bottom="3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16pt" style:font-size-asian="16pt" style:font-size-complex="16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16pt" style:font-size-asian="16pt" style:font-size-complex="16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4"><text:span text:style-name="Absatz-Standardschriftart"><text:span text:style-name="T22">Eine Geburt ist ein einzigartiges Geschehen.</text:span></text:span></text:p>
      <text:p text:style-name="P35"><text:span text:style-name="Absatz-Standardschriftart"><text:span text:style-name="T22"><text:s/></text:span></text:span></text:p>
      <text:p text:style-name="P35"><text:soft-page-break/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8"><text:span text:style-name="Absatz-Standardschriftart"><text:span text:style-name="T10">Für Biodanza brauchst du keine Vorkenntnisse.</text:span></text:span></text:p>
      <text:p text:style-name="P36"><text:span text:style-name="Absatz-Standardschriftart"><text:span text:style-name="T10"><text:line-break/></text:span></text:span><text:span text:style-name="T11">Kurse in Basel, Freiburg und Müllheim</text:span></text:p>
      <text:p text:style-name="P37"><text:line-break/></text:p>
      <text:list xml:id="list1381443391838740940" text:style-name="L1">
        <text:list-header>
          <text:p text:style-name="P42">Ein schönes Geschenk, das du dir und deinem Kind machen kannst, </text:p>
          <text:p text:style-name="P43">ist auch eine speziell auf deine Bedürfnisse abgestimmte</text:p>
          <text:p text:style-name="P44"><text:span text:style-name="T29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45">Sprich oder schreib mich einfach an!</text:p>
      <text:p text:style-name="P46"><text:s/>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7">unternehmen mitte, BASEL</text:p>
      <text:p text:style-name="P20">Du bist herzlich willkommen in unserem Kreis!</text:p>
      <text:p text:style-name="P26"/>
      <text:p text:style-name="P28"/>
      <text:p text:style-name="P28"/>
      <text:p text:style-name="P40"/>
      <text:p text:style-name="P39"><text:span text:style-name="T24">Anmeldung und Beratung:</text:span><text:span text:style-name="T20"><text:line-break/></text:span><text:soft-page-break/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5"> </text:span><text:span text:style-name="T17">/ </text:span><text:span text:style-name="T6">+49–176–96 899 307</text:span></text:p>
      <text:p text:style-name="P29"/>
      <text:p text:style-name="P29"/>
      <text:p text:style-name="P29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9"/>
      <text:p text:style-name="P30"><text:span text:style-name="T21">Über mich:</text:span> </text:p>
      <text:p text:style-name="P33">Von Beruf Lehrerin, tanze ich seit vielen Jahren leidenschaftlich Biodanza und bin ausgebildete Biodanzafacilitatorin (unter Supervision von Dipl.Psych. Hildegard Peñaloza von der Biodanza-Schule Freiburg). </text:p>
      <text:p text:style-name="P31"/>
      <text:p text:style-name="P32"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11:05:16</dc:date>
    <meta:editing-cycles>85</meta:editing-cycles>
    <meta:editing-duration>P26DT8H46M54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40" meta:word-count="552" meta:character-count="3683"/>
    <meta:template xlink:type="simple" xlink:actuate="onRequest" xlink:title="" xlink:href="../../../../../../../angela/Desktop/Biodanza%20für%20Schwangere_VS_Angela_Vorschläge_14.04.18.odt/Normal"/>
  </office:meta>
</office:document-meta>
</file>